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601" calcext:value-type="float">
            <text:p>16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609" calcext:value-type="float">
            <text:p>16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622" calcext:value-type="float">
            <text:p>16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630" calcext:value-type="float">
            <text:p>16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607" calcext:value-type="float">
            <text:p>16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615" calcext:value-type="float">
            <text:p>16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616" calcext:value-type="float">
            <text:p>16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624" calcext:value-type="float">
            <text:p>16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1606" calcext:value-type="float">
            <text:p>16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625" calcext:value-type="float">
            <text:p>116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1604" calcext:value-type="float">
            <text:p>16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627" calcext:value-type="float">
            <text:p>116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1603" calcext:value-type="float">
            <text:p>16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628" calcext:value-type="float">
            <text:p>116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1601" calcext:value-type="float">
            <text:p>16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630" calcext:value-type="float">
            <text:p>116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1614" calcext:value-type="float">
            <text:p>16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7]" office:value-type="float" office:value="11617" calcext:value-type="float">
            <text:p>11617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1612" calcext:value-type="float">
            <text:p>16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8]" office:value-type="float" office:value="11619" calcext:value-type="float">
            <text:p>11619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1611" calcext:value-type="float">
            <text:p>16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9]" office:value-type="float" office:value="11620" calcext:value-type="float">
            <text:p>11620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1609" calcext:value-type="float">
            <text:p>16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10]" office:value-type="float" office:value="11622" calcext:value-type="float">
            <text:p>11622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1617" calcext:value-type="float">
            <text:p>16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614" calcext:value-type="float">
            <text:p>116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1619" calcext:value-type="float">
            <text:p>16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612" calcext:value-type="float">
            <text:p>116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1620" calcext:value-type="float">
            <text:p>16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611" calcext:value-type="float">
            <text:p>116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1622" calcext:value-type="float">
            <text:p>16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609" calcext:value-type="float">
            <text:p>116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1625" calcext:value-type="float">
            <text:p>16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606" calcext:value-type="float">
            <text:p>116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1627" calcext:value-type="float">
            <text:p>16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604" calcext:value-type="float">
            <text:p>116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1628" calcext:value-type="float">
            <text:p>16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601" calcext:value-type="float">
            <text:p>116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1630" calcext:value-type="float">
            <text:p>16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603" calcext:value-type="float">
            <text:p>116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1600" calcext:value-type="float">
            <text:p>16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631" calcext:value-type="float">
            <text:p>116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1602" calcext:value-type="float">
            <text:p>16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629" calcext:value-type="float">
            <text:p>116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1605" calcext:value-type="float">
            <text:p>16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626" calcext:value-type="float">
            <text:p>116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1607" calcext:value-type="float">
            <text:p>16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624" calcext:value-type="float">
            <text:p>116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1608" calcext:value-type="float">
            <text:p>16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623" calcext:value-type="float">
            <text:p>116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1610" calcext:value-type="float">
            <text:p>16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621" calcext:value-type="float">
            <text:p>116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1613" calcext:value-type="float">
            <text:p>16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618" calcext:value-type="float">
            <text:p>116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1615" calcext:value-type="float">
            <text:p>16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616" calcext:value-type="float">
            <text:p>116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1623" calcext:value-type="float">
            <text:p>16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608" calcext:value-type="float">
            <text:p>116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1621" calcext:value-type="float">
            <text:p>16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610" calcext:value-type="float">
            <text:p>116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1618" calcext:value-type="float">
            <text:p>16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613" calcext:value-type="float">
            <text:p>116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1616" calcext:value-type="float">
            <text:p>16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615" calcext:value-type="float">
            <text:p>116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1631" calcext:value-type="float">
            <text:p>16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600" calcext:value-type="float">
            <text:p>116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1629" calcext:value-type="float">
            <text:p>16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602" calcext:value-type="float">
            <text:p>116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1626" calcext:value-type="float">
            <text:p>16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607" calcext:value-type="float">
            <text:p>116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1624" calcext:value-type="float">
            <text:p>16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605" calcext:value-type="float">
            <text:p>116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3:30:41.41518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7T13:31:50.133783820</dc:date>
    <meta:editing-duration>P1DT4H4M</meta:editing-duration>
    <meta:editing-cycles>144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